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P5" style:family="paragraph" style:parent-style-name="Text_20_body" style:list-style-name="L3">
      <style:paragraph-properties fo:margin-top="0cm" fo:margin-bottom="0cm"/>
    </style:style>
    <style:style style:name="P6" style:family="paragraph" style:parent-style-name="Text_20_body" style:list-style-name="L4">
      <style:paragraph-properties fo:margin-top="0cm" fo:margin-bottom="0cm"/>
    </style:style>
    <style:style style:name="P7" style:family="paragraph" style:parent-style-name="Text_20_body" style:list-style-name="L5">
      <style:paragraph-properties fo:margin-top="0cm" fo:margin-bottom="0cm"/>
    </style:style>
    <style:style style:name="P8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hmigt:<text:line-break/></text:p>
      <text:p text:style-name="P1">In Veranstaltungen, die im <text:span text:style-name="T1">Team Teaching</text:span> erfolgen, muss es möglich sein, <text:span text:style-name="T1">für jeden der Lehrenden einen eigenen Fragebogen</text:span> auszufüllen.<text:line-break/>Der Aufwand kann erst nach mehrstündiger Evaluation/Pseudocodierung real geschätzt werden.<text:line-break/>Wahrscheinlich 10 - 20 Stunden inkl. Tests.</text:p>
      <text:p text:style-name="P1"/>
      <text:p text:style-name="P1">Workflow:</text:p>
      <text:p text:style-name="P1">Add boolean 'teamteaching' to table evaluation </text:p>
      <text:p text:style-name="P1">Add int 'teacherid' to table completed and completedtmp</text:p>
      <text:p text:style-name="P1"/>
      <text:p text:style-name="P1">files to modify: </text:p>
      <text:p text:style-name="P1"><text:tab/>install.xml – <text:span text:style-name="T2">Done</text:span></text:p>
      <text:p text:style-name="P1"><text:span text:style-name="T2"><text:tab/></text:span><text:span text:style-name="T5">upgrade.php – </text:span><text:span text:style-name="T2">Done</text:span></text:p>
      <text:p text:style-name="P1"><text:span text:style-name="T2"><text:tab/></text:span><text:span text:style-name="T5">version.php – </text:span><text:span text:style-name="T2">Done</text:span></text:p>
      <text:p text:style-name="P1"><text:span text:style-name="T5"><text:tab/>mod_form – </text:span><text:span text:style-name="T2">Done</text:span></text:p>
      <text:p text:style-name="P1"><text:tab/>lang/de/evaluation – in progress</text:p>
      <text:p text:style-name="P1"><text:tab/>lang/en/evaluation – in progress</text:p>
      <text:p text:style-name="P1"><text:tab/>complete</text:p>
      <text:p text:style-name="P1"><text:tab/>classes/complete_form</text:p>
      <text:p text:style-name="P1"><text:tab/>classes/completion</text:p>
      <text:p text:style-name="P1"><text:tab/>classes/external</text:p>
      <text:p text:style-name="P1"><text:tab/>classes/responses_table</text:p>
      <text:p text:style-name="P1"><text:tab/>classes/structure</text:p>
      <text:p text:style-name="P1"><text:tab/>lib</text:p>
      <text:p text:style-name="P1"><text:tab/>analysis_course</text:p>
      <text:p text:style-name="P1"><text:tab/>view</text:p>
      <text:p text:style-name="P1"><text:tab/>show_entries, </text:p>
      <text:p text:style-name="P1"/>
      <text:p text:style-name="P1"/>
      <text:p text:style-name="P1"><text:span text:style-name="T2">Filtern und Suchen</text:span>: Es muss möglich sein nach bestimmten Merkmalen und <text:line-break/><text:tab/>Auswertungen aller Kurse eines Studiengangs <text:line-break/><text:tab/>Aufwand: 5 - 15 Stunden inkl. Tests. </text:p>
      <text:p text:style-name="Standard"/>
      <text:p text:style-name="Standard"/>
      <text:p text:style-name="Standard"/>
      <text:p text:style-name="Horizontal_20_Line"/>
      <text:p text:style-name="P1"><text:span text:style-name="T1">Schätzung der Entwicklungszeit</text:span> für folgende Erweiterungen:</text:p>
      <text:list xml:id="list2649638116163396059" text:style-name="L1">
        <text:list-item>
          <text:p text:style-name="P3">In Veranstaltungen, die im <text:span text:style-name="T1">Team Teaching</text:span> erfolgen, muss es möglich sein, <text:span text:style-name="T1">für jeden der Lehrenden einen eigenen Fragebogen</text:span> auszufüllen.<text:line-break/>Der Aufwand kann erst nach mehrstündiger Evaluation/Pseudocodierung real geschätzt werden.<text:line-break/>Wahrscheinlich 10 - 20 Stunden inkl. Tests.</text:p>
        </text:list-item>
        <text:list-item>
          <text:p text:style-name="P3"><text:span text:style-name="T1">Herunterladen und Speichern von Grafiken</text:span>. <text:line-break/>Das ist bereits seit dem 28.10. über den "Print" Button oder über den Browser Druck möglich! <text:line-break/>Speichern erfolgt dabei durch Druck auf Datei (PDF - Druck sollte auf jedem Gerät vorhanden sein)</text:p>
        </text:list-item>
        <text:list-item>
          <text:p text:style-name="P3"><text:span text:style-name="T1">Filtern und Suchen</text:span>: Es muss möglich sein nach bestimmten Merkmalen und Kriterien (insbesondere zum Studiengang/Geschlecht/Lehrenden ) auszuwerten und zu filtern bzw. eine Suchfunktionen einzurichten. <text:line-break/><text:span text:style-name="T1">Beispiele</text:span>: </text:p>
        </text:list-item>
      </text:list>
      <text:list xml:id="list6137427014645007025" text:style-name="L2">
        <text:list-item>
          <text:p text:style-name="P4"><text:span text:style-name="T1">Auswertungen aller Kurse eines Studiengangs</text:span><text:line-break/>Aufwand: 5 - 15 Stunden inkl. Tests.</text:p>
        </text:list-item>
      </text:list>
      <text:list xml:id="list7466862444603381982" text:style-name="L3">
        <text:list-item>
          <text:p text:style-name="P5"><text:span text:style-name="T1">Auswertungen für einzelne Lehrende<text:line-break/></text:span>Aufwand: 5 - 15 Stunden inkl. Tests.</text:p>
        </text:list-item>
      </text:list>
      <text:list xml:id="list7165321859921706297" text:style-name="L4">
        <text:list-item>
          <text:p text:style-name="P6"><text:span text:style-name="T1">Auswertungen nach Geschlecht</text:span><text:line-break/>Aufwand: 5 - 10 Stunden inkl. Tests.</text:p>
        </text:list-item>
      </text:list>
      <text:list xml:id="list6455049137468242705" text:style-name="L5">
        <text:list-item>
          <text:p text:style-name="P7"><text:span text:style-name="T1">Auswertungen nach Semester</text:span><text:line-break/>Aufwand: 5 - 10 Stunden inkl. Tests.</text:p>
        </text:list-item>
      </text:list>
      <text:list xml:id="list5730745595477060259" text:style-name="L6">
        <text:list-item>
          <text:p text:style-name="P8">Falls <text:span text:style-name="T1">Lehrpreise</text:span> vergeben werden sollen: <text:span text:style-name="T1">Rankings </text:span>der Bewertungen nach Lehrenden, Kursen, Studiengängen, Semestern oder Geschlecht <text:line-break/>Rankings nach Veranstaltung gibt es bereits in Form des <text:a xlink:type="simple" xlink:href="https://moodle.ash-berlin.eu/mod/feedback/print.php?id=270154&amp;showResults=6" text:style-name="Internet_20_link" text:visited-style-name="Visited_20_Internet_20_Link">Rankings nach der Zahl der Abgaben/Kurs</text:a>.<text:line-break/>Weitere Rankings müssen exakt definiert werden bevor der Aufwand geschätzt werden kann.<text:line-break/>Beispiel:<text:line-break/>Rankings nach beliebigen Fragen (zB "<text:span text:style-name="T3">bietet einen Überblick über Inhalte und Aufbau der Lehrveranstaltung</text:span>") für Lehrende, Kurse, Studiengänge, Semester oder nach Geschlecht<text:line-break/><text:span text:style-name="T4">Dazu benötige ich Beispiele, wie diese Rankings dargestellt werden sollen!</text:span><text:line-break/>Aufwand: 15 - 40 Stunden inkl. Tests.</text:p>
        </text:list-item>
        <text:list-item>
          <text:p text:style-name="P8"><text:span text:style-name="T1">Lehrendenbefragung</text:span>: Zur Zeit können nur Studierende evaluiert werden. Zukünftig muss es möglich sein parallel auch Lehrende zu befragen. <text:line-break/>Der Aufwand kann erst nach mehrstündiger Evaluation/Pseudocodierung real geschätzt werden.<text:line-break/>Wahrscheinlich 10 - 25 Stunden inkl. Test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1-12-17T16:39:01.60</dc:date>
    <dc:creator>Harry Bleckert</dc:creator>
    <meta:editing-duration>PT11H41M19S</meta:editing-duration>
    <meta:editing-cycles>2</meta:editing-cycles>
    <meta:document-statistic meta:table-count="0" meta:image-count="0" meta:object-count="0" meta:page-count="1" meta:paragraph-count="33" meta:word-count="381" meta:character-count="2802"/>
  </office:meta>
</office:document-meta>
</file>